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serif" fo:font-size="13pt" style:font-size-asian="13pt" style:font-size-complex="13pt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serif" fo:font-size="15pt" style:font-size-asian="15pt" style:font-size-complex="15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serif" fo:font-size="12pt" officeooo:rsid="000edf27" officeooo:paragraph-rsid="000edf27" style:font-size-asian="12pt" style:font-size-complex="12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Liberation Serif" fo:font-size="14pt" officeooo:rsid="000edf27" officeooo:paragraph-rsid="000edf27" style:font-size-asian="14pt" style:font-size-complex="14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Liberation Serif" fo:font-size="14pt" officeooo:rsid="001034e3" officeooo:paragraph-rsid="001034e3" style:font-size-asian="14pt" style:font-size-complex="14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Liberation Serif" fo:font-size="14pt" officeooo:rsid="0011f700" officeooo:paragraph-rsid="0011f700" style:font-size-asian="14pt" style:font-size-complex="14pt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Liberation Serif" fo:font-size="14pt" officeooo:rsid="0013e199" officeooo:paragraph-rsid="0013e199" style:font-size-asian="14pt" style:font-size-complex="14pt"/>
    </style:style>
    <style:style style:name="T1" style:family="text">
      <style:text-properties style:font-name="serif" fo:font-size="11pt" style:font-size-asian="11pt" style:font-size-complex="11pt"/>
    </style:style>
    <style:style style:name="T2" style:family="text">
      <style:text-properties officeooo:rsid="001034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 2 – Bash</text:p>
      <text:p text:style-name="P1"/>
      <text:p text:style-name="P3">Exercice 1 :</text:p>
      <text:p text:style-name="P4"/>
      <text:p text:style-name="P4">1. printenv PATH : <text:span text:style-name="T1">/usr/local/sbin:/usr/local/bin:/usr/sbin:/usr/bin:/sbin:/bin:/usr/games:/usr/local/games:/snap/bin</text:span></text:p>
      <text:p text:style-name="P4"/>
      <text:p text:style-name="P4">2. HOME</text:p>
      <text:p text:style-name="P4"/>
      <text:p text:style-name="P4">3.</text:p>
      <text:p text:style-name="P4"/>
      <text:p text:style-name="P4">4. <text:s/>MY_VAR=…</text:p>
      <text:p text:style-name="P4"/>
      <text:p text:style-name="P4">5. <text:span text:style-name="T2">la variable MY_Var n’existe plus après la commande bash</text:span></text:p>
      <text:p text:style-name="P4"/>
      <text:p text:style-name="P5">6. export MY_VAR=</text:p>
      <text:p text:style-name="P5"/>
      <text:p text:style-name="P5">7. export NOM=’prénom nom ’</text:p>
      <text:p text:style-name="P5"/>
      <text:p text:style-name="P5">8 . echo "Bonjour à vous, $NOM" ou echo 'Bonjour à vous,' $NOM</text:p>
      <text:p text:style-name="P5"/>
      <text:p text:style-name="P5">9. unset supprime la variable, sinon la variable existe toujours mais est vide</text:p>
      <text:p text:style-name="P5"/>
      <text:p text:style-name="P5">10. <text:s/>echo '$HOME=' $HOME</text:p>
      <text:p text:style-name="P5"/>
      <text:p text:style-name="P5"/>
      <text:p text:style-name="P5">PATH=$PATH:/chemin par ex $PWD</text:p>
      <text:p text:style-name="P5"/>
      <text:p text:style-name="P7">Contrôle mot de passe :</text:p>
      <text:p text:style-name="P5"/>
      <text:p text:style-name="P5">#!/bin/bash</text:p>
      <text:p text:style-name="P5">testpwd() {</text:p>
      <text:p text:style-name="P5"><text:s text:c="8"/>PASSWORD="azerty"</text:p>
      <text:p text:style-name="P5"><text:s text:c="8"/>read -s -p <text:s/>'mot de passe :' mdp </text:p>
      <text:p text:style-name="P5"><text:s text:c="8"/>if [ _$mdp == _$PASSWORD ]; then</text:p>
      <text:p text:style-name="P5"><text:s text:c="16"/>echo -e "\nMot de passe corect!"</text:p>
      <text:p text:style-name="P5"><text:s text:c="8"/>else</text:p>
      <text:p text:style-name="P5"><text:s text:c="16"/>echo -e "\nMot de passe incorrect!"</text:p>
      <text:p text:style-name="P5"><text:s text:c="8"/>fi</text:p>
      <text:p text:style-name="P5">}</text:p>
      <text:p text:style-name="P5">testpwd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>Calcul factorielle : </text:p>
      <text:p text:style-name="P5"/>
      <text:p text:style-name="P5">#!/bin/bash</text:p>
      <text:p text:style-name="P5">factorielle() {</text:p>
      <text:p text:style-name="P5"><text:s text:c="8"/>local RESULT=1</text:p>
      <text:p text:style-name="P5"><text:s text:c="8"/>if [ $# = 0 ]; then</text:p>
      <text:p text:style-name="P5"><text:s text:c="16"/>echo 'Pas de nombre' </text:p>
      <text:p text:style-name="P5"><text:s text:c="8"/>else </text:p>
      <text:p text:style-name="P5"><text:s text:c="16"/>for i in $(seq 1 $1)</text:p>
      <text:p text:style-name="P5"><text:s text:c="16"/>do</text:p>
      <text:p text:style-name="P5"><text:s text:c="24"/>((RESULT=$i*RESULT))</text:p>
      <text:p text:style-name="P5"><text:s text:c="16"/>done</text:p>
      <text:p text:style-name="P5"><text:s text:c="16"/>echo "factorielle $1 est égale à $RESULT"</text:p>
      <text:p text:style-name="P5"><text:s text:c="8"/>fi</text:p>
      <text:p text:style-name="P5">}</text:p>
      <text:p text:style-name="P5"/>
      <text:p text:style-name="P5">factorielle $1</text:p>
      <text:p text:style-name="P5"/>
      <text:p text:style-name="P5">#!/bin/bash</text:p>
      <text:p text:style-name="P5">statistiques() {</text:p>
      <text:p text:style-name="P5"><text:s text:c="8"/>PARAM_CHECKED=0</text:p>
      <text:p text:style-name="P5"><text:s text:c="8"/>function is_number()</text:p>
      <text:p text:style-name="P5"><text:s text:c="8"/>{</text:p>
      <text:p text:style-name="P5"><text:s text:c="16"/>re='^[+-]?[0-9]+([.][0-9]+)?$'</text:p>
      <text:p text:style-name="P5"><text:s text:c="16"/>if ! [[ $1 =~ $re ]] ; then</text:p>
      <text:p text:style-name="P5"><text:s text:c="16"/>echo 1</text:p>
      <text:p text:style-name="P5"><text:s text:c="16"/>else</text:p>
      <text:p text:style-name="P5"><text:s text:c="16"/>echo 0</text:p>
      <text:p text:style-name="P5"><text:s text:c="16"/>fi</text:p>
      <text:p text:style-name="P5"><text:s text:c="8"/>}</text:p>
      <text:p text:style-name="P5"><text:s text:c="8"/>for param in $* ; do</text:p>
      <text:p text:style-name="P5"><text:s text:c="16"/>if [ $(is_number $param) -eq 1 ]; then</text:p>
      <text:p text:style-name="P5"><text:s text:c="24"/>echo "Paramètre non valide"</text:p>
      <text:p text:style-name="P5"><text:s text:c="16"/>else</text:p>
      <text:p text:style-name="P5"><text:s text:c="24"/>PARAM_CHECKED=$(($PARAM_CHECKED + 1))</text:p>
      <text:p text:style-name="P5"><text:s text:c="16"/>fi</text:p>
      <text:p text:style-name="P5"><text:s text:c="8"/>done</text:p>
      <text:p text:style-name="P5"><text:s text:c="8"/>if [ $PARAM_CHECKED == $# ]; then</text:p>
      <text:p text:style-name="P5"><text:s text:c="8"/>tab=()</text:p>
      <text:p text:style-name="P5"><text:s text:c="16"/>for i in $(seq 1 $#); do</text:p>
      <text:p text:style-name="P5"><text:s text:c="24"/>tab[$i]=$1</text:p>
      <text:p text:style-name="P5"><text:s text:c="24"/>shift</text:p>
      <text:p text:style-name="P5"><text:s text:c="16"/>done</text:p>
      <text:p text:style-name="P5"><text:soft-page-break/><text:s text:c="8"/>echo $tab</text:p>
      <text:p text:style-name="P5"><text:s text:c="8"/>MAX=-100</text:p>
      <text:p text:style-name="P5"><text:s text:c="8"/>MIN=100</text:p>
      <text:p text:style-name="P5"><text:s text:c="8"/>SOMME=0</text:p>
      <text:p text:style-name="P5"><text:s text:c="8"/>for element in $(seq 1 ${#tab[*]}); do</text:p>
      <text:p text:style-name="P5"><text:s text:c="16"/>if [ $element -gt <text:s/>$MAX ]; then</text:p>
      <text:p text:style-name="P5"><text:s text:c="24"/>MAX=$element</text:p>
      <text:p text:style-name="P5"><text:s text:c="16"/>elif [ $element -lt $MIN ]; then</text:p>
      <text:p text:style-name="P5"><text:s text:c="24"/>MIN=$element</text:p>
      <text:p text:style-name="P5"><text:s text:c="16"/>fi</text:p>
      <text:p text:style-name="P5"><text:s text:c="16"/>SOMME= $(($SOMME + $element))</text:p>
      <text:p text:style-name="P5"><text:s text:c="8"/>done </text:p>
      <text:p text:style-name="P5"><text:s text:c="8"/>MOYENNE=$(($SOMME/${#tab[*]})) </text:p>
      <text:p text:style-name="P5"><text:s text:c="8"/>echo "Valeur min : $MIN"</text:p>
      <text:p text:style-name="P5"><text:s text:c="8"/>echo "Valeur max : $MAX"</text:p>
      <text:p text:style-name="P5"><text:s text:c="8"/>echo "Valeur moyenne : $MOYENNE"</text:p>
      <text:p text:style-name="P5"><text:s text:c="8"/>fi </text:p>
      <text:p text:style-name="P5">}</text:p>
      <text:p text:style-name="P5">statistiques $1 $2 $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1T14:53:16.688320738</meta:creation-date>
    <dc:date>2022-02-01T17:48:36.301755016</dc:date>
    <meta:editing-duration>PT2H14M2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84" meta:word-count="270" meta:character-count="2300" meta:non-whitespace-character-count="1358"/>
  </office:meta>
</office:document-meta>
</file>